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11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81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ourier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</style:style>
    <style:style style:name="P9" style:family="paragraph">
      <style:text-properties style:font-name="Courier"/>
    </style:style>
    <style:style style:name="P1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ourier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2" fo:font-size="32pt" style:font-size-asian="32pt" style:font-size-complex="32pt"/>
    </style:style>
    <style:style style:name="T7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wift: the basics</text:p>
          </draw:text-box>
        </draw:frame>
        <draw:frame presentation:style-name="pr2" draw:text-style-name="P2" draw:layer="layout" svg:width="25.199cm" svg:height="11.115cm" svg:x="1.4cm" svg:y="3.685cm" presentation:class="subtitle" presentation:user-transformed="true">
          <draw:text-box>
            <text:p>Swift is a new programming language for iOS, macOS, watchOS, and tvOS app development. Nonetheless, many parts of Swift will be familiar from your experience of developing in C and Objective-C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81cm" svg:x="1.4cm" svg:y="0.602cm" presentation:class="title" presentation:user-transformed="true">
          <draw:text-box>
            <text:p>Declaring consts &amp; vars<text:line-break/><text:span text:style-name="T1">(type inference)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p><text:span text:style-name="T2">let integerConst = 10</text:span></text:p>
            <text:p><text:span text:style-name="T2">var stringVar = “Hello, Swift”</text:span></text:p>
            <text:p><text:span text:style-name="T2"/></text:p>
            <text:p><text:span text:style-name="T3">print(“Int const:\(integerConst) String var:\(</text:span><text:span text:style-name="T2">stringVar)”)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ype annotations</text:p>
          </draw:text-box>
        </draw:frame>
        <draw:frame presentation:style-name="pr5" draw:text-style-name="P1" draw:layer="layout" svg:width="25.199cm" svg:height="11.115cm" svg:x="1.4cm" svg:y="3.685cm" presentation:class="outline" presentation:user-transformed="true">
          <draw:text-box>
            <text:p><text:span text:style-name="T2">var stringVar: String</text:span></text:p>
            <text:p/>
            <text:p>Types: Int, UInt, Float, Double, Bool, String, Tuple</text:p>
            <text:p/>
            <text:p><text:span text:style-name="T2">let decimalInteger = 17</text:span></text:p>
            <text:p><text:span text:style-name="T2">let binaryInteger = 0b10001 <text:s text:c="3"/>// 17 in binary notation</text:span></text:p>
            <text:p><text:span text:style-name="T2">let octalInteger = 0o21 <text:s text:c="7"/>// 17 in octal notation</text:span></text:p>
            <text:p><text:span text:style-name="T2">let hexadecimalInteger = 0x11 <text:s/>// 17 in hexadecimal notation</text:span> </text:p>
            <text:p><text:span text:style-name="T2">let justOverOneMillion = 1_000_000.000_000_1</text:span></text:p>
            <text:p><text:span text:style-name="T2">let 🐷🐶 = "pigdog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uples</text:p>
          </draw:text-box>
        </draw:frame>
        <draw:frame presentation:style-name="pr5" draw:text-style-name="P1" draw:layer="layout" svg:width="25.199cm" svg:height="10.915cm" svg:x="1.601cm" svg:y="3.685cm" presentation:class="outline" presentation:user-transformed="true">
          <draw:text-box>
            <text:p><text:span text:style-name="T2">let http404Error = (404, "Not Found")</text:span></text:p>
            <text:p><text:span text:style-name="T2">let (statusCode, statusMessage) = http404Error</text:span></text:p>
            <text:p><text:span text:style-name="T2">let (justTheStatusCode, _) = http404Error</text:span></text:p>
            <text:p><text:span text:style-name="T2">print("The status code is \(http404Error.0)")</text:span></text:p>
            <text:p><text:span text:style-name="T2">let http200Status = (statusCode: 200, description: "OK")</text:span></text:p>
            <text:p><text:span text:style-name="T2">print("The status code is \(http200Status.statusCode)")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ptionals<text:line-break/><text:span text:style-name="T4">(declaration)</text:span></text:p>
          </draw:text-box>
        </draw:frame>
        <draw:frame presentation:style-name="pr5" draw:text-style-name="P3" draw:layer="layout" svg:width="25.199cm" svg:height="11.115cm" svg:x="1.4cm" svg:y="3.257cm" presentation:class="outline" presentation:user-transformed="true">
          <draw:text-box>
            <text:p text:style-name="P4"><text:span text:style-name="T2">An optional represents two possibilities: Either there is a value, and you can unwrap the optional to access that value, or there isn’t a value at all.</text:span></text:p>
            <text:p text:style-name="P4"><text:span text:style-name="T2"/></text:p>
            <text:p><text:span text:style-name="T2">let possibleNumber = "123" <text:s text:c="2"/></text:span></text:p>
            <text:p><text:span text:style-name="T2">let convertedNumber = Int(possibleNumber) </text:span></text:p>
            <text:p><text:span text:style-name="T2">// type Int?, or “optional Int”</text:span></text:p>
            <text:p><text:span text:style-name="T2"/></text:p>
            <text:p><text:span text:style-name="T2">var serverResponseCode: Int? = 404</text:span></text:p>
            <text:p><text:span text:style-name="T2">serverResponseCode = ni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5">Forced Unwrapping &amp; Optional Binding</text:span></text:p>
          </draw:text-box>
        </draw:frame>
        <draw:frame presentation:style-name="pr5" draw:text-style-name="P1" draw:layer="layout" svg:width="25.199cm" svg:height="11.315cm" svg:x="1.8cm" svg:y="3.4cm" presentation:class="outline" presentation:user-transformed="true">
          <draw:text-box>
            <text:p><text:span text:style-name="T2">if convertedNumber != nil {</text:span></text:p>
            <text:p><text:span text:style-name="T2"><text:s text:c="4"/></text:span><text:span text:style-name="T2">print("Value: \(convertedNumber!).")</text:span></text:p>
            <text:p><text:span text:style-name="T2">}</text:span></text:p>
            <text:p><text:span text:style-name="T2"/></text:p>
            <text:p text:style-name="P6"><text:span text:style-name="T3">if let actualNumber = </text:span><text:span text:style-name="T2">convertedNumber {</text:span></text:p>
            <text:p text:style-name="P6"><text:span text:style-name="T3"><text:s text:c="4"/></text:span><text:span text:style-name="T3">print("Value: \(actualNumber</text:span><text:span text:style-name="T2">!).")</text:span></text:p>
            <text:p text:style-name="P6"><text:span text:style-name="T2">}</text:span></text:p>
            <text:p text:style-name="P6"><text:span text:style-name="T2"/></text:p>
            <text:p text:style-name="P6"><text:span text:style-name="T3">if let convertedNumber = </text:span><text:span text:style-name="T2">convertedNumber { ...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erator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+, -, *, /, %, =,</text:p>
              </text:list-item>
              <text:list-item>
                <text:p>==, !=, &gt;, &lt;, &gt;=, &lt;=, ===, !==</text:p>
              </text:list-item>
              <text:list-item>
                <text:p>!, &amp;&amp;, ||</text:p>
              </text:list-item>
              <text:list-item>
                <text:p>?:</text:p>
              </text:list-item>
              <text:list-item>
                <text:p>a ?? b <text:s/>===&gt; <text:s/>a != nil ? a! :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ange operators</text:p>
          </draw:text-box>
        </draw:frame>
        <draw:frame presentation:style-name="pr5" draw:text-style-name="P1" draw:layer="layout" svg:width="25.199cm" svg:height="11.115cm" svg:x="1.4cm" svg:y="3.685cm" presentation:class="outline" presentation:user-transformed="true">
          <draw:text-box>
            <text:p>a...b — closed range</text:p>
            <text:p><text:span text:style-name="T2">for index in 1...5 {</text:span></text:p>
            <text:p><text:span text:style-name="T2"><text:s text:c="4"/></text:span><text:span text:style-name="T2">print("\(index) times 5 is \(index * 5)")</text:span></text:p>
            <text:p><text:span text:style-name="T2">}</text:span></text:p>
            <text:p><text:span text:style-name="T2"/></text:p>
            <text:p><text:span text:style-name="T6">a..&lt;b - half-open range</text:span></text:p>
            <text:p><text:span text:style-name="T2">let names = ["Anna", "Alex", "Brian", "Jack"]</text:span></text:p>
            <text:p><text:span text:style-name="T2">let count = names.count</text:span></text:p>
            <text:p><text:span text:style-name="T2">for i in 0..&lt;count {</text:span></text:p>
            <text:p><text:span text:style-name="T2"><text:s text:c="4"/></text:span><text:span text:style-name="T2">print("Person \(i + 1) is called \(names[i])")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nge operator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>[a...], [...b], [...&lt;b] — one-side range</text:p>
            <text:p/>
            <text:p><text:span text:style-name="T2">for name in names[2...] {</text:span></text:p>
            <text:p><text:span text:style-name="T2"><text:s text:c="4"/></text:span><text:span text:style-name="T2">print(name)</text:span></text:p>
            <text:p><text:span text:style-name="T2">} </text:span></text:p>
            <text:p><text:span text:style-name="T2"/></text:p>
            <text:p><text:span text:style-name="T2">let range = ...5</text:span></text:p>
            <text:p><text:span text:style-name="T2">range.contains(7) <text:s text:c="2"/>// false</text:span></text:p>
            <text:p><text:span text:style-name="T2">range.contains(4) <text:s text:c="2"/>// tr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trings</text:p>
          </draw:text-box>
        </draw:frame>
        <draw:frame presentation:style-name="pr5" draw:text-style-name="P1" draw:layer="layout" svg:width="25.199cm" svg:height="10.6cm" svg:x="1.4cm" svg:y="3.6cm" presentation:class="outline" presentation:user-transformed="true">
          <draw:text-box>
            <text:p>Strings are value types</text:p>
            <text:p/>
            <text:p><text:span text:style-name="T2">let quotation = """Lorem ipsum dolor sit amet, consectetur adipiscing elit,...</text:span></text:p>
            <text:p text:style-name="P6"><text:span text:style-name="T2">"""</text:span></text:p>
            <text:p text:style-name="P6"/>
            <text:p text:style-name="P6">+, +=, ==, !=</text:p>
            <text:p text:style-name="P6"/>
            <text:p text:style-name="P6">“some string \(var)” — string interpolation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llection types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p text:style-name="P4">Swift provides three primary collection types, known as arrays, sets, and dictionaries, for storing collections of values. </text:p>
            <text:p text:style-name="P4"/>
            <text:list text:style-name="L2">
              <text:list-item>
                <text:p text:style-name="P7">Arrays are ordered collections of values. </text:p>
              </text:list-item>
              <text:list-item>
                <text:p text:style-name="P7">Sets are unordered collections of unique values.</text:p>
              </text:list-item>
              <text:list-item>
                <text:p text:style-name="P7">Dictionaries are unordered collections of key-value associat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5" draw:text-style-name="P9" draw:layer="layout" svg:width="25.799cm" svg:height="10.915cm" svg:x="0.8cm" svg:y="3.685cm" presentation:class="outline" presentation:user-transformed="true">
          <draw:text-box>
            <text:p text:style-name="P9"><text:span text:style-name="T7">var someInts: [Int] = []</text:span></text:p>
            <text:p text:style-name="P9"><text:span text:style-name="T7">print("someInts is of type [Int] with \(someInts.count) items.")</text:span></text:p>
            <text:p text:style-name="P9"><text:span text:style-name="T7">someInts.append(3)</text:span></text:p>
            <text:p text:style-name="P9"><text:span text:style-name="T7"/></text:p>
            <text:p text:style-name="P9"><text:span text:style-name="T7">var shoppingList: [String] = ["Eggs", "Milk"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5" draw:text-style-name="P9" draw:layer="layout" svg:width="25.199cm" svg:height="11.115cm" svg:x="1.4cm" svg:y="3.685cm" presentation:class="outline" presentation:user-transformed="true">
          <draw:text-box>
            <text:p text:style-name="P9"><text:span text:style-name="T7">for item in shoppingList {</text:span></text:p>
            <text:p text:style-name="P9"><text:span text:style-name="T7"><text:s text:c="4"/></text:span><text:span text:style-name="T7">print(item)</text:span></text:p>
            <text:p text:style-name="P9"><text:span text:style-name="T7">}</text:span></text:p>
            <text:p text:style-name="P9"><text:span text:style-name="T7"/></text:p>
            <text:p text:style-name="P9"><text:span text:style-name="T7">for (index, value) in shoppingList.enumerated() {</text:span></text:p>
            <text:p text:style-name="P9"><text:span text:style-name="T7"><text:s text:c="4"/></text:span><text:span text:style-name="T7">print("Item \(index + 1): \(value)")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s</text:p>
          </draw:text-box>
        </draw:frame>
        <draw:frame presentation:style-name="pr5" draw:text-style-name="P7" draw:layer="layout" svg:width="25.199cm" svg:height="12cm" svg:x="1.4cm" svg:y="3cm" presentation:class="outline" presentation:user-transformed="true">
          <draw:text-box>
            <text:p>A type must be hashable in order to be stored in a set—that is, the type must provide a way to compute a hash value for itself.</text:p>
            <text:p/>
            <text:p><text:span text:style-name="T7">var favoriteGenres: Set&lt;String&gt; = ["Rock", "Classical", "Hip hop"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damental Set Operations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intersection</text:p>
              </text:list-item>
              <text:list-item>
                <text:p>symmetricDifference</text:p>
              </text:list-item>
              <text:list-item>
                <text:p>union</text:p>
              </text:list-item>
              <text:list-item>
                <text:p>subtracting</text:p>
              </text:list-item>
              <text:list-item>
                <text:p>isSubset, isSuper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ies</text:p>
          </draw:text-box>
        </draw:frame>
        <draw:frame presentation:style-name="pr5" draw:text-style-name="P9" draw:layer="layout" svg:width="25.199cm" svg:height="10.715cm" svg:x="1.4cm" svg:y="3.685cm" presentation:class="outline" presentation:user-transformed="true">
          <draw:text-box>
            <text:p text:style-name="P9"><text:span text:style-name="T7">var airports: [String: String] = ["YYZ": "Toronto Pearson", "DUB": "Dublin"]</text:span></text:p>
            <text:p text:style-name="P9"><text:span text:style-name="T7"/></text:p>
            <text:p text:style-name="P9"><text:span text:style-name="T7">for (airportCode, airportName) in airports {</text:span></text:p>
            <text:p text:style-name="P9"><text:span text:style-name="T7"><text:s text:c="4"/></text:span><text:span text:style-name="T7">print("\(airportCode): \(airportName)")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2-20T11:59:50.918348750</meta:creation-date>
    <dc:date>2022-03-14T10:45:54.716943224</dc:date>
    <meta:editing-duration>P1DT14H49M8S</meta:editing-duration>
    <meta:editing-cycles>24</meta:editing-cycles>
    <meta:generator>LibreOffice/7.1.3.2$MacOSX_X86_64 LibreOffice_project/47f78053abe362b9384784d31a6e56f8511eb1c1</meta:generator>
    <meta:document-statistic meta:object-count="85"/>
  </office:meta>
</office:document-meta>
</file>